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style="italic" fo:font-weight="bold" officeooo:rsid="003301ca" style:font-size-asian="11.3500003814697pt" style:font-style-asian="italic" style:font-weight-asian="bold" style:font-size-complex="13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501601" officeooo:paragraph-rsid="00501601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2.3217in"/>
        </style:tab-stops>
      </style:paragraph-properties>
      <style:text-properties fo:font-size="13pt" fo:font-weight="bold" officeooo:rsid="00501601" officeooo:paragraph-rsid="00501601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2.3217in"/>
        </style:tab-stops>
      </style:paragraph-properties>
      <style:text-properties fo:font-size="13pt" fo:font-weight="bold" officeooo:rsid="00501601" officeooo:paragraph-rsid="00501601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2.3217in"/>
        </style:tab-stops>
      </style:paragraph-properties>
      <style:text-properties fo:font-size="13pt" fo:font-style="normal" fo:font-weight="bold" officeooo:rsid="00501601" officeooo:paragraph-rsid="00501601" style:font-size-asian="11.3500003814697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2.3217in"/>
        </style:tab-stops>
      </style:paragraph-properties>
      <style:text-properties fo:font-size="13pt" fo:font-style="normal" fo:font-weight="bold" officeooo:rsid="00501601" officeooo:paragraph-rsid="00501601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2.3217in"/>
        </style:tab-stops>
      </style:paragraph-properties>
      <style:text-properties fo:font-size="13pt" fo:font-style="normal" fo:font-weight="normal" officeooo:rsid="00501601" officeooo:paragraph-rsid="00501601" style:font-size-asian="11.3500003814697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48b191" style:font-size-asian="10.5pt" style:font-weight-asian="normal" style:font-size-complex="12pt" style:font-weight-complex="normal"/>
    </style:style>
    <style:style style:name="P10" style:family="paragraph" style:parent-style-name="Standard" style:list-style-name="L7">
      <style:paragraph-properties fo:text-align="start" style:justify-single-word="false"/>
      <style:text-properties fo:font-size="12pt" fo:font-weight="normal" officeooo:rsid="0048b19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501601" officeooo:paragraph-rsid="00501601" style:font-size-asian="10.5pt" style:font-weight-asian="normal" style:font-size-complex="12pt" style:font-weight-complex="normal"/>
    </style:style>
    <style:style style:name="P12" style:family="paragraph" style:parent-style-name="Standard" style:list-style-name="L8">
      <style:paragraph-properties fo:text-align="start" style:justify-single-word="false"/>
      <style:text-properties fo:font-size="12pt" fo:font-weight="normal" officeooo:rsid="00501601" officeooo:paragraph-rsid="0050160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2.3217in"/>
        </style:tab-stops>
      </style:paragraph-properties>
      <style:text-properties fo:font-size="12pt" fo:font-weight="normal" officeooo:rsid="00501601" officeooo:paragraph-rsid="00501601" style:font-size-asian="10.5pt" style:font-weight-asian="normal" style:font-size-complex="12pt" style:font-weight-complex="normal"/>
    </style:style>
    <style:style style:name="P14" style:family="paragraph" style:parent-style-name="Standard" style:list-style-name="L9">
      <style:paragraph-properties fo:text-align="start" style:justify-single-word="false">
        <style:tab-stops>
          <style:tab-stop style:position="2.3217in"/>
        </style:tab-stops>
      </style:paragraph-properties>
      <style:text-properties fo:font-size="12pt" fo:font-weight="normal" officeooo:rsid="00501601" officeooo:paragraph-rsid="00501601" style:font-size-asian="10.5pt" style:font-weight-asian="normal" style:font-size-complex="12pt" style:font-weight-complex="normal"/>
    </style:style>
    <style:style style:name="P15" style:family="paragraph" style:parent-style-name="Standard" style:list-style-name="L10">
      <style:paragraph-properties fo:text-align="start" style:justify-single-word="false">
        <style:tab-stops>
          <style:tab-stop style:position="2.3217in"/>
        </style:tab-stops>
      </style:paragraph-properties>
      <style:text-properties fo:font-size="12pt" fo:font-weight="normal" officeooo:rsid="00501601" officeooo:paragraph-rsid="0050160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2.3217in"/>
        </style:tab-stops>
      </style:paragraph-properties>
      <style:text-properties fo:font-size="12pt" fo:font-weight="normal" officeooo:rsid="0052bd04" officeooo:paragraph-rsid="00501601" style:font-size-asian="10.5pt" style:font-weight-asian="normal" style:font-size-complex="12pt" style:font-weight-complex="normal"/>
    </style:style>
    <style:style style:name="P17" style:family="paragraph" style:parent-style-name="Standard" style:list-style-name="L7">
      <style:paragraph-properties fo:text-align="start" style:justify-single-word="false"/>
      <style:text-properties fo:font-size="12pt" fo:font-weight="normal" officeooo:rsid="0048b191" fo:background-color="#ffff0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2.3217in"/>
        </style:tab-stops>
      </style:paragraph-properties>
      <style:text-properties fo:font-size="12pt" fo:font-style="italic" fo:font-weight="bold" officeooo:rsid="00501601" officeooo:paragraph-rsid="00501601" style:font-size-asian="10.5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paragraph-properties fo:text-align="start" style:justify-single-word="false">
        <style:tab-stops>
          <style:tab-stop style:position="2.3217in"/>
        </style:tab-stops>
      </style:paragraph-properties>
      <style:text-properties fo:font-size="12pt" fo:font-style="normal" fo:font-weight="normal" officeooo:rsid="00501601" officeooo:paragraph-rsid="00501601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1">
      <style:paragraph-properties fo:text-align="start" style:justify-single-word="false">
        <style:tab-stops>
          <style:tab-stop style:position="2.3217in"/>
        </style:tab-stops>
      </style:paragraph-properties>
      <style:text-properties fo:font-size="12pt" fo:font-style="normal" fo:font-weight="normal" officeooo:rsid="00501601" officeooo:paragraph-rsid="00501601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2.3217in"/>
        </style:tab-stops>
      </style:paragraph-properties>
      <style:text-properties fo:font-size="12pt" fo:font-style="normal" fo:font-weight="bold" officeooo:rsid="00501601" officeooo:paragraph-rsid="00501601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 fo:break-before="page"/>
      <style:text-properties fo:font-size="12pt" fo:font-weight="normal" officeooo:rsid="00501601" officeooo:paragraph-rsid="00501601" style:font-size-asian="10.5pt" style:font-weight-asian="normal" style:font-size-complex="12pt" style:font-weight-complex="normal"/>
    </style:style>
    <style:style style:name="T1" style:family="text">
      <style:text-properties fo:font-style="italic" fo:font-weight="bold" fo:background-color="#ffe994" loext:char-shading-value="0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fo:background-color="#ffff00" loext:char-shading-value="0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52bd04" fo:background-color="#ffff00" loext:char-shading-value="0" style:font-style-asian="italic" style:font-weight-asian="bold" style:font-style-complex="italic" style:font-weight-complex="bold"/>
    </style:style>
    <style:style style:name="T4" style:family="text">
      <style:text-properties fo:background-color="#ffe994" loext:char-shading-value="0"/>
    </style:style>
    <style:style style:name="T5" style:family="text">
      <style:text-properties fo:background-color="#ffe994" loext:char-shading-value="0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50a173" fo:background-color="#ffff00" loext:char-shading-value="0"/>
    </style:style>
    <style:style style:name="T9" style:family="text">
      <style:text-properties officeooo:rsid="004fc5b1"/>
    </style:style>
    <style:style style:name="T10" style:family="text">
      <style:text-properties officeooo:rsid="0050a173"/>
    </style:style>
    <style:style style:name="T11" style:family="text">
      <style:text-properties fo:font-weight="bold" fo:background-color="#ffff00" loext:char-shading-value="0" style:font-weight-asian="bold" style:font-weight-complex="bold"/>
    </style:style>
    <style:style style:name="T12" style:family="text">
      <style:text-properties officeooo:rsid="0050a173" fo:background-color="#ffbf00" loext:char-shading-value="0"/>
    </style:style>
    <style:style style:name="T13" style:family="text">
      <style:text-properties fo:background-color="#ffbf00" loext:char-shading-value="0"/>
    </style:style>
    <style:style style:name="T14" style:family="text">
      <style:text-properties officeooo:rsid="0051a6d4"/>
    </style:style>
    <style:style style:name="T15" style:family="text">
      <style:text-properties officeooo:rsid="0052bd04"/>
    </style:style>
    <style:style style:name="T16" style:family="text">
      <style:text-properties officeooo:rsid="00533b3c"/>
    </style:style>
    <style:style style:name="T17" style:family="text">
      <style:text-properties officeooo:rsid="00548535"/>
    </style:style>
    <style:style style:name="T18" style:family="text">
      <style:text-properties officeooo:rsid="0055177d"/>
    </style:style>
    <style:style style:name="T19" style:family="text">
      <style:text-properties officeooo:rsid="00565203"/>
    </style:style>
    <style:style style:name="T20" style:family="text">
      <style:text-properties officeooo:rsid="005799f7"/>
    </style:style>
    <style:style style:name="T21" style:family="text">
      <style:text-properties officeooo:rsid="0058ffcf"/>
    </style:style>
    <style:style style:name="T22" style:family="text">
      <style:text-properties officeooo:rsid="005a9a2b"/>
    </style:style>
    <style:style style:name="T23" style:family="text">
      <style:text-properties officeooo:rsid="005c06db"/>
    </style:style>
    <style:style style:name="T24" style:family="text">
      <style:text-properties officeooo:rsid="005d1f57"/>
    </style:style>
    <style:style style:name="T25" style:family="text">
      <style:text-properties officeooo:rsid="005dc6ad"/>
    </style:style>
    <style:style style:name="T26" style:family="text">
      <style:text-properties officeooo:rsid="005ea0b4"/>
    </style:style>
    <style:style style:name="T27" style:family="text">
      <style:text-properties officeooo:rsid="005ff5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10. </text:span>Objects and Classes</text:p>
      <text:p text:style-name="P2"/>
      <text:list xml:id="list1948191641" text:style-name="L7">
        <text:list-item>
          <text:p text:style-name="P10">Procedural and object-oriented programming</text:p>
        </text:list-item>
        <text:list-item>
          <text:p text:style-name="P10">The concept of classes</text:p>
        </text:list-item>
        <text:list-item>
          <text:p text:style-name="P10">How to define and implement a class</text:p>
        </text:list-item>
        <text:list-item>
          <text:p text:style-name="P10">Public and private class access</text:p>
        </text:list-item>
        <text:list-item>
          <text:p text:style-name="P17">Class data members</text:p>
        </text:list-item>
        <text:list-item>
          <text:p text:style-name="P10">Class methods (also called class function members)</text:p>
        </text:list-item>
        <text:list-item>
          <text:p text:style-name="P10">Creating and using class objects</text:p>
        </text:list-item>
        <text:list-item>
          <text:p text:style-name="P10">Class constructors and destructors</text:p>
        </text:list-item>
        <text:list-item>
          <text:p text:style-name="P17">const member functions</text:p>
        </text:list-item>
        <text:list-item>
          <text:p text:style-name="P10">The this pointer</text:p>
        </text:list-item>
        <text:list-item>
          <text:p text:style-name="P10">Creating arrays of objects</text:p>
        </text:list-item>
        <text:list-item>
          <text:p text:style-name="P10">Class scope</text:p>
        </text:list-item>
        <text:list-item>
          <text:p text:style-name="P10">Abstract data types</text:p>
        </text:list-item>
      </text:list>
      <text:p text:style-name="P9"/>
      <text:p text:style-name="P11">OOP is a particular conceptual approach to designing programs. The following are the most important OOP features:</text:p>
      <text:p text:style-name="P11"/>
      <text:list xml:id="list2561828580" text:style-name="L8">
        <text:list-item>
          <text:p text:style-name="P12">Abstraction</text:p>
        </text:list-item>
        <text:list-item>
          <text:p text:style-name="P12">Encapsulation and data hiding</text:p>
        </text:list-item>
        <text:list-item>
          <text:p text:style-name="P12">Polymorphism</text:p>
        </text:list-item>
        <text:list-item>
          <text:p text:style-name="P12">Inheritance</text:p>
        </text:list-item>
        <text:list-item>
          <text:p text:style-name="P12">Reusability of code</text:p>
        </text:list-item>
      </text:list>
      <text:p text:style-name="P11"/>
      <text:p text:style-name="P3">Procedural and Object-Oriented Programming</text:p>
      <text:p text:style-name="P11">With a procedural approach, you first concentrate on the procedures you will follow <text:span text:style-name="T5">and then think about how to </text:span><text:span text:style-name="T1">represent</text:span><text:span text:style-name="T5"> the data</text:span>.<text:span text:style-name="T10"> </text:span></text:p>
      <text:p text:style-name="P11"/>
      <text:p text:style-name="P11">Now let’s see how your perspective changes when you don your OOP hat (in an<text:span text:style-name="T10"> </text:span>attractive polymorphic design).<text:span text:style-name="T7">You begin by thinking about the data</text:span>. Furthermore, you<text:span text:style-name="T10"> </text:span>think about the data not only in terms of how to represent it, but in terms of how it’s to<text:span text:style-name="T10"> </text:span>be used<text:span text:style-name="T10">. With an OOP approach, you concentrate on the object as the user perceives </text:span>it, thinking about the data you need to describe the object and the <text:span text:style-name="T7">operations that will</text:span><text:span text:style-name="T8"> </text:span><text:span text:style-name="T7">describe the user’s interaction with the data</text:span>.</text:p>
      <text:p text:style-name="P11"/>
      <text:p text:style-name="P11">After you develop a description of that interface, you move on to decide how to implement the interface and data storage. Finally, you<text:span text:style-name="T10"> </text:span>put together a program to use your new design.</text:p>
      <text:p text:style-name="P11"/>
      <text:p text:style-name="P3">Abstraction and Classes</text:p>
      <text:p text:style-name="P13">Life is full of complexities, and one way we cope with complexity is to frame simplifying<text:span text:style-name="T10"> </text:span>abstractions.<text:span text:style-name="T10"> In computing, abstraction is the cru</text:span>cial step of <text:span text:style-name="T7">representing information in terms of its interface with the user</text:span>.<text:span text:style-name="T10"> That is, </text:span><text:span text:style-name="T12">you </text:span><text:span text:style-name="T13">abstract the essential operational features</text:span> of a problem and express a solution in those<text:span text:style-name="T10"> </text:span>terms.<text:span text:style-name="T14"> From abstraction, it is a short step to the user-defined type, </text:span>which in C++ is a class design that implements the <text:span text:style-name="T2">abstract interface</text:span>.</text:p>
      <text:p text:style-name="P13"/>
      <text:p text:style-name="P4">What Is a Type?</text:p>
      <text:p text:style-name="P13"><text:span text:style-name="T14">A</text:span> data type is also defined in terms of the operations that<text:span text:style-name="T14"> </text:span>can be performed on it.<text:span text:style-name="T14"> Specifying a basic type does three things:</text:span></text:p>
      <text:list xml:id="list3276931275" text:style-name="L9">
        <text:list-item>
          <text:p text:style-name="P14"><text:soft-page-break/>It determines how much <text:span text:style-name="T2">memory</text:span> is needed for a data object.</text:p>
        </text:list-item>
        <text:list-item>
          <text:p text:style-name="P14">It determines how the bits in memory are <text:span text:style-name="T2">interpreted</text:span>.<text:span text:style-name="T14"> (A long and a float might </text:span>use the same number of bits in memory, but they are translated into numeric values<text:span text:style-name="T14"> </text:span>differently.)</text:p>
        </text:list-item>
        <text:list-item>
          <text:p text:style-name="P14">It determines what <text:span text:style-name="T2">operations</text:span>, or methods, can be performed using the data object.</text:p>
        </text:list-item>
      </text:list>
      <text:p text:style-name="P13"/>
      <text:p text:style-name="P13">For built-in types, the <text:span text:style-name="T5">information about operations is built in to the compiler</text:span>. But<text:span text:style-name="T15"> </text:span>when you define a user-defined type in C++, you have to provide the same kind of<text:span text:style-name="T15"> </text:span>information yourself. In exchange for this extra work, you gain the power and flexibility<text:span text:style-name="T15"> </text:span>to custom fit new data types to match real-world requirements.</text:p>
      <text:p text:style-name="P13"/>
      <text:p text:style-name="P5">Classes in C++</text:p>
      <text:p text:style-name="P13">A class is a C++ vehicle for translating an abstraction to a user-defined type.<text:span text:style-name="T15"> It combines </text:span>data representation and methods for manipulating that data into one neat package.</text:p>
      <text:p text:style-name="P13"/>
      <text:p text:style-name="P13">Next, you can define the class. Generally, a class specification has two parts:</text:p>
      <text:p text:style-name="P16"/>
      <text:list xml:id="list1987712336" text:style-name="L10">
        <text:list-item>
          <text:p text:style-name="P15">A class declaration, which describes the <text:span text:style-name="T2">data component</text:span>, in terms of data members,<text:span text:style-name="T15"> </text:span>and the public interface, in terms of member functions, termed methods</text:p>
        </text:list-item>
        <text:list-item>
          <text:p text:style-name="P15">The <text:span text:style-name="T2">class method definitions</text:span>, which describe how certain class member functions are<text:span text:style-name="T15"> </text:span>implemented</text:p>
        </text:list-item>
      </text:list>
      <text:p text:style-name="P13"/>
      <text:p text:style-name="P13">Roughly speaking, the class declaration provides a class overview, whereas the method<text:span text:style-name="T15"> </text:span>definitions supply the details.</text:p>
      <text:p text:style-name="P13"/>
      <text:p text:style-name="P18">What Is an Interface?</text:p>
      <text:p text:style-name="P19">An interface is a shared framework for interactions between two systems—for instance,<text:span text:style-name="T15"> </text:span>between a computer and a printer or between a user and a computer program.</text:p>
      <text:p text:style-name="P19"/>
      <text:p text:style-name="P19">For classes, we speak of the public interface. In this case, the public is the <text:span text:style-name="T2">program using</text:span><text:span text:style-name="T3"> </text:span><text:span text:style-name="T2">the class</text:span>, the <text:span text:style-name="T5">interacting system consists of the class objects</text:span>, and the interface consists of<text:span text:style-name="T15"> </text:span>the methods provided by whoever wrote the class.<text:span text:style-name="T16"> The interface enables you, the program</text:span>mer, to write code that interacts with class objects, and thus it enables the program to use<text:span text:style-name="T16"> </text:span>the class objects.</text:p>
      <text:p text:style-name="P19"/>
      <text:p text:style-name="P19">If you want a more personal relationship, instead of thinking of the program using a class<text:span text:style-name="T16"> </text:span>as the public user, you can think of the person writing the program using the class as the<text:span text:style-name="T16"> </text:span>public user. But in any case, to use a class, you need to know its public interface; to write a<text:span text:style-name="T16"> </text:span>class, you need to create its public interface.</text:p>
      <text:p text:style-name="P19"/>
      <text:p text:style-name="P19">Typically, C++ programmers<text:span text:style-name="T16"> </text:span>place the interface, in the form of a class definition, in a header file and place the implementation, in the form of code for the class methods, in a source code file.</text:p>
      <text:p text:style-name="P19"/>
      <text:p text:style-name="P21">Access Control</text:p>
      <text:p text:style-name="P19">Also new are the keywords private and public .These labels describe access control for<text:span text:style-name="T17"> </text:span>class members.<text:span text:style-name="T17"> Any program that uses an object of a particular class can access the public </text:span>portions directly.A program can access the private members of an object only by using the<text:span text:style-name="T17"> </text:span>public member functions<text:span text:style-name="T17">. This insulation of data from direct access by a pro</text:span>gram is called data hiding.</text:p>
      <text:p text:style-name="P19"/>
      <text:p text:style-name="P19">A class design attempts to separate the public interface from the specifics of the implementation.The public interface represents the abstraction component of the design. Gathering the implementation <text:soft-page-break/>details together and separating them from the abstraction is<text:span text:style-name="T17"> </text:span>called <text:span text:style-name="T2">encapsulation</text:span>. Data hiding (putting data into the private section of a class) is an<text:span text:style-name="T17"> </text:span>instance of encapsulation, and so is hiding functional details of an implementation in the<text:span text:style-name="T17"> </text:span>private section<text:span text:style-name="T17">. Another example of encapsulation </text:span>is the usual practice of placing class function definitions in a separate file from the class<text:span text:style-name="T17"> </text:span>declaration.</text:p>
      <text:p text:style-name="P19"/>
      <text:p text:style-name="P19">The principle is to separate the details of<text:span text:style-name="T18"> </text:span>the implementation from the design of the interface.</text:p>
      <text:p text:style-name="P19"/>
      <text:p text:style-name="P21">Member Access Control: Public or Private?</text:p>
      <text:p text:style-name="P19">You can declare class members, whether they are data items or member functions, either<text:span text:style-name="T18"> </text:span>in the public or the private section of a class. But because one of the main precepts of<text:span text:style-name="T18"> </text:span>OOP is to hide the data, data items normally go into the private section.</text:p>
      <text:p text:style-name="P19"/>
      <text:p text:style-name="P21">Classes and Structures</text:p>
      <text:p text:style-name="P19">C++ extends to structures the<text:span text:style-name="T18"> </text:span>same features classes have. The only difference is that the default access type for a structure is public<text:span text:style-name="T18">. C++ programmers com</text:span>monly use classes to implement class descriptions while restricting structures to<text:span text:style-name="T18"> </text:span>representing pure data objects (often called plain-old data structures, or<text:span text:style-name="T18"> </text:span>POD structures).</text:p>
      <text:p text:style-name="P19"/>
      <text:p text:style-name="P21">Implementing Class Member Functions</text:p>
      <text:list xml:id="list2425227862" text:style-name="L11">
        <text:list-item>
          <text:p text:style-name="P20">When you define a member function, you use the scope-resolution operator ( :: ) to<text:span text:style-name="T18"> </text:span>identify the class to which the function belongs.</text:p>
        </text:list-item>
        <text:list-item>
          <text:p text:style-name="P20">Class methods can access the private components of the class.</text:p>
        </text:list-item>
      </text:list>
      <text:p text:style-name="P19"/>
      <text:p text:style-name="P19"><text:span text:style-name="T18">T</text:span>he scope-resolution operator resolves the identity of the class to which a<text:span text:style-name="T18"> </text:span>method definition applies.<text:span text:style-name="T18"> One way of looking at method names is that the complete name of a class method </text:span>includes the class name. Stock::update() is called the qualified name of the function.<text:span text:style-name="T18"> </text:span>A<text:span text:style-name="T18"> </text:span>simple update(), on the other hand, is an abbreviation (the unqualified name) for the full<text:span text:style-name="T18"> </text:span>name—one that can be used just in class scope.</text:p>
      <text:p text:style-name="P19"/>
      <text:p text:style-name="P19">The special rules for inline functions require that they be defined in each file in which<text:span text:style-name="T19"> </text:span>they are used.<text:span text:style-name="T19"> The easiest way to make sure that inline definitions are available to all files </text:span>in a multifile program is to include the inline definition in the same header file in which<text:span text:style-name="T19"> </text:span>the corresponding class is defined.</text:p>
      <text:p text:style-name="P19"/>
      <text:p text:style-name="P6">Class Constructors and Destructors</text:p>
      <text:p text:style-name="P19">One of C++’s aims is to make using class objects similar to using standard types.<text:span text:style-name="T20"> The reason you can’t initialize a Stock object this way is because the data parts have </text:span>private access status, which means a program cannot access the data members directly.<text:span text:style-name="T20"> The name is the same as the class name.</text:span></text:p>
      <text:p text:style-name="P19"/>
      <text:p text:style-name="P21">Using Constructors</text:p>
      <text:p text:style-name="P19">C++ provides two ways to initialize an object by using a constructor.The first is to call<text:span text:style-name="T21"> </text:span>the constructor explicitly:</text:p>
      <text:p text:style-name="P19"/>
      <text:p text:style-name="P19"><text:span text:style-name="T2">Stock</text:span> food = <text:span text:style-name="T2">Stock</text:span>("World Cabbage", 250, 1.25);</text:p>
      <text:p text:style-name="P19"/>
      <text:p text:style-name="P19">The second way is to call the constructor implicitly:</text:p>
      <text:p text:style-name="P19"/>
      <text:p text:style-name="P19"><text:span text:style-name="T2">Stock</text:span> garment("Furry Mason", 50, 2.5);</text:p>
      <text:p text:style-name="P19"/>
      <text:p text:style-name="P19">C++ uses a class constructor whenever you create an object of that class, even when<text:span text:style-name="T21"> </text:span>you use new for dynamic memory allocation.</text:p>
      <text:p text:style-name="P19"><text:soft-page-break/><text:span text:style-name="T2">Stock</text:span> *pstock = new <text:span text:style-name="T2">Stock</text:span>("Electroshock Games", 18, 19.0);</text:p>
      <text:p text:style-name="P19"/>
      <text:p text:style-name="P19">This statement creates a Stock object, initializes it to the values provided by the arguments, and assigns the address of the object to the pstock pointer. In this case, the object<text:span text:style-name="T21"> </text:span>doesn’t have a name, but you can use the pointer to manage the object.<text:span text:style-name="T21"> However, you can’t use an object to invoke a constructor because until the constructor </text:span>finishes its work of making the object, there is no object. Rather than being invoked by an<text:span text:style-name="T21"> </text:span>object, the constructor is used to create the object.</text:p>
      <text:p text:style-name="P19"/>
      <text:p text:style-name="P21">Default Constructors</text:p>
      <text:p text:style-name="P19">A default constructor is a constructor that is used to create an object when you don’t provide<text:span text:style-name="T21"> </text:span>explicit initialization values.That is, it’s a constructor used for declarations like this:</text:p>
      <text:p text:style-name="P19"/>
      <text:p text:style-name="P19"><text:span text:style-name="T2">Stock</text:span> fluffy_the_cat;<text:span text:style-name="T21"> </text:span>// uses the default constructor</text:p>
      <text:p text:style-name="P19"/>
      <text:p text:style-name="P19">A curious fact about default constructors is that the compiler provides one only if you<text:span text:style-name="T21"> </text:span>don’t define any constructors.After you define any constructor for a class, the responsibility for providing a default constructor for that class passes from the compiler to you.<text:span text:style-name="T21"> If you </text:span>provide a nondefault constructor, such as Stock(const string &amp; co, long n, double<text:span text:style-name="T21"> </text:span>pr) , and don’t provide your own version of a default constructor, then a declaration like<text:span text:style-name="T21"> </text:span>this becomes an error:</text:p>
      <text:p text:style-name="P19"/>
      <text:p text:style-name="P19">Stock stock1;<text:span text:style-name="T21"> <text:s/></text:span>// not possible with current constructor</text:p>
      <text:p text:style-name="P19"/>
      <text:p text:style-name="P19">The reason for this behavior is that you might want to make it impossible to create<text:span text:style-name="T21"> </text:span>uninitialized objects. If, however, you wish to create objects without explicit initialization,<text:span text:style-name="T21"> </text:span>you must define your own default constructor.This is a constructor that takes no arguments.You can define a default constructor two ways. One is to provide default values for<text:span text:style-name="T21"> </text:span>all the arguments to the existing constructor:</text:p>
      <text:p text:style-name="P19"/>
      <text:p text:style-name="P19">Stock(const string &amp; co = "Error", int n = 0, double pr = 0.0);</text:p>
      <text:p text:style-name="P19"/>
      <text:p text:style-name="P19">The second is to use function overloading to define a second constructor, one that has<text:span text:style-name="T21"> </text:span>no arguments:</text:p>
      <text:p text:style-name="P19"/>
      <text:p text:style-name="P19">Stock();</text:p>
      <text:p text:style-name="P19"/>
      <text:p text:style-name="P19">You can have only one default constructor, so be sure that you don’t do both.</text:p>
      <text:p text:style-name="P19"/>
      <text:p text:style-name="P19">Stock::Stock()<text:span text:style-name="T21"> <text:s text:c="6"/></text:span>// default constructor</text:p>
      <text:p text:style-name="P19">{</text:p>
      <text:p text:style-name="P19"><text:span text:style-name="T21"><text:s text:c="7"/></text:span>company = "no name";</text:p>
      <text:p text:style-name="P19"><text:span text:style-name="T21"><text:s text:c="7"/></text:span>shares = 0;</text:p>
      <text:p text:style-name="P19"><text:span text:style-name="T21"><text:s text:c="7"/></text:span>share_val = 0.0;</text:p>
      <text:p text:style-name="P19"><text:span text:style-name="T21"><text:s text:c="7"/></text:span>total_val = 0.0;</text:p>
      <text:p text:style-name="P19">}</text:p>
      <text:p text:style-name="P19"/>
      <text:p text:style-name="P19">After you’ve used either method (no arguments or default values for all arguments) to<text:span text:style-name="T21"> </text:span>create the default constructor, you can declare object variables without initializing them<text:span text:style-name="T21"> </text:span>explicitly:</text:p>
      <text:p text:style-name="P19"/>
      <text:p text:style-name="P19">Stock first;<text:span text:style-name="T21"> <text:s text:c="14"/>// calls default constructor implicitly</text:span></text:p>
      <text:p text:style-name="P19">Stock first = Stock();<text:span text:style-name="T21"> <text:s text:c="3"/>// calls it explicitly</text:span></text:p>
      <text:p text:style-name="P19">Stock *prelief = new Stock;<text:span text:style-name="T21"> <text:s/>// calls it implicitly</text:span></text:p>
      <text:p text:style-name="P19"><text:soft-page-break/>When you implicitly call the default constructor, you don’t use parentheses.</text:p>
      <text:p text:style-name="P19"/>
      <text:p text:style-name="P21">Destructors</text:p>
      <text:p text:style-name="P19">When you use a constructor to create an object, the program undertakes the responsibility<text:span text:style-name="T22"> </text:span>of tracking that object until it expires.At that time, the program automatically calls a special member function bearing the formidable title destructor.The destructor should clean<text:span text:style-name="T22"> </text:span>up any debris, so it actually serves a useful purpose.</text:p>
      <text:p text:style-name="P19"/>
      <text:p text:style-name="P19">Because a Stock destructor has no vital duties, you can code it as a do-nothing function:</text:p>
      <text:p text:style-name="P19"/>
      <text:p text:style-name="P19">Stock::~Stock()</text:p>
      <text:p text:style-name="P19">{</text:p>
      <text:p text:style-name="P19">}</text:p>
      <text:p text:style-name="P19"/>
      <text:p text:style-name="P19">When should a destructor be called? The compiler handles this decision; normally your<text:span text:style-name="T22"> </text:span>code shouldn’t explicitly call a destructor.</text:p>
      <text:p text:style-name="P19"/>
      <text:p text:style-name="P19">The output points out that there is a fundamental difference between the following<text:span text:style-name="T23"> </text:span>two statements:</text:p>
      <text:p text:style-name="P19"/>
      <text:p text:style-name="P19"><text:span text:style-name="T7">Stock</text:span> stock2 = <text:span text:style-name="T7">Stock</text:span> ("Boffo Objects", 2, 2.0);</text:p>
      <text:p text:style-name="P19">stock1 = <text:span text:style-name="T13">Stock</text:span>("Nifty Foods", 10, 50.0); // temporary object</text:p>
      <text:p text:style-name="P19"/>
      <text:p text:style-name="P19">The first of these statements invokes initialization; it creates an object with the indicated value, and it may or may not create a temporary object.The second statement<text:span text:style-name="T23"> </text:span>invokes assignment. Using a constructor in an assignment statement in this fashion always<text:span text:style-name="T23"> </text:span>causes the creation of a temporary object before assignment occurs.</text:p>
      <text:p text:style-name="P19"/>
      <text:p text:style-name="P21">Tip</text:p>
      <text:p text:style-name="P19">If you can set object values either through initialization or by assignment, choose initialization. It is usually more efficient.</text:p>
      <text:p text:style-name="P19"/>
      <text:p text:style-name="P21">C++11 List Initialization</text:p>
      <text:p text:style-name="P19">With C++11, can you use the <text:span text:style-name="T13">list-initialization</text:span> syntax with classes? Yes, you can, providing<text:span text:style-name="T23"> </text:span>the brace contents match the argument list of a constructor:</text:p>
      <text:p text:style-name="P19"/>
      <text:p text:style-name="P19">Stock hot_tip = {"Derivatives Plus Plus", 100, 45.0};</text:p>
      <text:p text:style-name="P19">Stock jock {"Sport Age Storage, Inc"};</text:p>
      <text:p text:style-name="P19">Stock temp {};</text:p>
      <text:p text:style-name="P19"/>
      <text:p text:style-name="P21">const Member Functions</text:p>
      <text:p text:style-name="P19">Consider the following code snippet:</text:p>
      <text:p text:style-name="P19"/>
      <text:p text:style-name="P19">const Stock land = Stock("Kludgehorn Properties");</text:p>
      <text:p text:style-name="P19">land.show();</text:p>
      <text:p text:style-name="P19"/>
      <text:p text:style-name="P19">With current C++, the compiler should object to the second line.Why? Because the<text:span text:style-name="T23"> </text:span>code for show() fails to guarantee that it won’t <text:span text:style-name="T5">modify the invoking object</text:span>, which,<text:span text:style-name="T23"> </text:span>because it is const , should not be altered.</text:p>
      <text:p text:style-name="P19"/>
      <text:p text:style-name="P19"><text:soft-page-break/>void show() const;<text:span text:style-name="T24"> <text:s/></text:span>// promises not to change invoking object</text:p>
      <text:p text:style-name="P19"/>
      <text:p text:style-name="P19">Similarly, the beginning of the function definition should look like this:</text:p>
      <text:p text:style-name="P19"/>
      <text:p text:style-name="P19">void stock::show() const<text:span text:style-name="T24"> </text:span>// promises not to change invoking object</text:p>
      <text:p text:style-name="P19"/>
      <text:p text:style-name="P19">Class functions declared and defined this way are called const member functions.</text:p>
      <text:p text:style-name="P19"/>
      <text:p text:style-name="P7">Knowing Your Objects: The this Pointer</text:p>
      <text:p text:style-name="P8"/>
      <text:p text:style-name="P8"><text:span text:style-name="T5">const</text:span> <text:span text:style-name="T2">Stock</text:span> &amp; topval(const <text:span text:style-name="T2">Stock</text:span> &amp; s) const;</text:p>
      <text:p text:style-name="P8"/>
      <text:p text:style-name="P8">This function accesses one object implicitly and one object explicitly, and it returns a<text:span text:style-name="T24"> </text:span>reference to one of those two objects.<text:span text:style-name="T24"> The const in parentheses states that the function </text:span>won’t modify the explicitly accessed object, and the const that follows the parentheses<text:span text:style-name="T24"> </text:span>states that the function won’t modify the implicitly accessed object.<text:span text:style-name="T24"> Because the function </text:span>returns a reference to one of the two const objects, the return type also has to be a const<text:span text:style-name="T24"> </text:span>reference.</text:p>
      <text:p text:style-name="P8"/>
      <text:p text:style-name="P8">The this<text:span text:style-name="T25"> </text:span>pointer points to the object used to invoke a member function.</text:p>
      <text:p text:style-name="P8"/>
      <text:p text:style-name="P8">Each member function, including constructors and destructors, has a this pointer. The special property of the this pointer is that it points to the invoking object. If a method needs to<text:span text:style-name="T25"> </text:span>refer to the invoking object as a whole, it can use the expression *this. Using the const<text:span text:style-name="T25"> </text:span>qualifier after the function argument parentheses qualifies this as being a pointer to<text:span text:style-name="T25"> </text:span>const; in that case, you can’t use this to change the object’s value.</text:p>
      <text:p text:style-name="P8"/>
      <text:p text:style-name="P8">What you want to return, however, is not this because this is the address of the<text:span text:style-name="T25"> </text:span>object.You want to return the object itself, and that is symbolized by *this .</text:p>
      <text:p text:style-name="P8"/>
      <text:p text:style-name="P8">const Stock &amp; Stock::topval(const Stock &amp; s) const</text:p>
      <text:p text:style-name="P8">{</text:p>
      <text:p text:style-name="P8"><text:span text:style-name="T25"><text:s text:c="9"/></text:span>if (s.total_val &gt; total_val)</text:p>
      <text:p text:style-name="P8"><text:span text:style-name="T25"><text:s text:c="16"/></text:span>return s;<text:span text:style-name="T25"> <text:s text:c="5"/></text:span>// argument object</text:p>
      <text:p text:style-name="P8"><text:span text:style-name="T25"><text:s text:c="9"/></text:span>else</text:p>
      <text:p text:style-name="P8"><text:span text:style-name="T25"><text:s text:c="15"/></text:span>return *this;<text:span text:style-name="T25"> <text:s text:c="3"/></text:span>// invoking object</text:p>
      <text:p text:style-name="P8">}</text:p>
      <text:p text:style-name="P8"/>
      <text:p text:style-name="P6">An Array of Objects</text:p>
      <text:p text:style-name="P8">You can use a constructor to initialize the array elements. In that case, you have to call<text:span text:style-name="T26"> </text:span>the constructor for each individual element:</text:p>
      <text:p text:style-name="P8"/>
      <text:p text:style-name="P8">const int STKS = 4;</text:p>
      <text:p text:style-name="P8">Stock stocks[STKS] = {</text:p>
      <text:p text:style-name="P8"><text:span text:style-name="T26"><text:s text:c="16"/></text:span>Stock("NanoSmart", 12.5, 20),</text:p>
      <text:p text:style-name="P8"><text:span text:style-name="T26"><text:s text:c="16"/></text:span>Stock("Boffo Objects", 200, 2.0),</text:p>
      <text:p text:style-name="P8"><text:span text:style-name="T26"><text:s text:c="16"/></text:span>Stock("Monolithic Obelisks", 130, 3.25),</text:p>
      <text:p text:style-name="P8"><text:soft-page-break/><text:span text:style-name="T26"><text:s text:c="16"/></text:span>Stock("Fleep Enterprises", 60, 6.5)</text:p>
      <text:p text:style-name="P8">};</text:p>
      <text:p text:style-name="P8">Here the code uses the standard form for initializing an array: a comma-separated list<text:span text:style-name="T27"> </text:span>of values enclosed in braces. In this case, a call to the constructor method represents each<text:span text:style-name="T27"> value. If the class has more than one constructor, you can use different constructors for </text:span>different elements:</text:p>
      <text:p text:style-name="P8"/>
      <text:p text:style-name="P8">const int STKS = 10;</text:p>
      <text:p text:style-name="P8">Stock stocks[STKS] = {</text:p>
      <text:p text:style-name="P8"><text:span text:style-name="T27"><text:tab/></text:span>Stock("NanoSmart", 12.5, 20),</text:p>
      <text:p text:style-name="P8"><text:span text:style-name="T27"><text:tab/></text:span>Stock(),</text:p>
      <text:p text:style-name="P8"><text:span text:style-name="T27"><text:tab/></text:span>Stock("Monolithic Obelisks", 130, 3.25),</text:p>
      <text:p text:style-name="P8">};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1:38:26.307209871</meta:creation-date>
    <dc:date>2025-01-03T23:20:55.987066461</dc:date>
    <meta:editing-duration>PT4H31M7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8" meta:paragraph-count="144" meta:word-count="2395" meta:character-count="14684" meta:non-whitespace-character-count="12281"/>
  </office:meta>
</office:document-meta>
</file>